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6000001A209761AB3524F91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text-align="start" style:justify-single-word="false"/>
      <style:text-properties style:text-outline="false" style:text-line-through-style="none" style:text-line-through-type="none" fo:font-size="15pt" fo:language="de" fo:country="DE" fo:font-style="normal" fo:text-shadow="none" style:text-underline-style="none" fo:font-weight="normal" officeooo:rsid="000cbcbd" officeooo:paragraph-rsid="000f598f" style:font-size-asian="13.1000003814697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text-outline="false" style:text-line-through-style="none" style:text-line-through-type="none" fo:font-size="15pt" fo:language="de" fo:country="DE" fo:font-style="normal" fo:text-shadow="none" style:text-underline-style="none" fo:font-weight="normal" officeooo:rsid="00190792" officeooo:paragraph-rsid="00190792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text-outline="false" style:text-line-through-style="none" style:text-line-through-type="none" fo:font-size="15pt" fo:language="de" fo:country="DE" fo:font-style="normal" fo:text-shadow="none" style:text-underline-style="none" fo:font-weight="normal" officeooo:rsid="001b049a" officeooo:paragraph-rsid="001b049a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text-outline="false" style:text-line-through-style="none" style:text-line-through-type="none" fo:font-size="15pt" fo:language="de" fo:country="DE" fo:font-style="normal" fo:text-shadow="none" style:text-underline-style="none" fo:font-weight="normal" officeooo:rsid="001b049a" officeooo:paragraph-rsid="001b8437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true" fo:text-align="center" style:justify-single-word="false"/>
      <style:text-properties style:text-outline="false" style:text-line-through-style="none" style:text-line-through-type="none" fo:font-size="20pt" fo:language="de" fo:country="DE" fo:font-style="italic" fo:text-shadow="none" style:text-underline-style="solid" style:text-underline-width="auto" style:text-underline-color="font-color" fo:font-weight="bold" officeooo:rsid="000c11aa" officeooo:paragraph-rsid="000c11aa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margin-top="0cm" fo:margin-bottom="0cm" loext:contextual-spacing="true" fo:text-align="start" style:justify-single-word="false"/>
      <style:text-properties fo:language="de" fo:country="DE" officeooo:paragraph-rsid="0010006f"/>
    </style:style>
    <style:style style:name="P7" style:family="paragraph" style:parent-style-name="Standard">
      <style:paragraph-properties fo:margin-top="0cm" fo:margin-bottom="0cm" loext:contextual-spacing="true" fo:text-align="start" style:justify-single-word="false"/>
      <style:text-properties fo:language="de" fo:country="DE" officeooo:paragraph-rsid="000f598f"/>
    </style:style>
    <style:style style:name="P8" style:family="paragraph" style:parent-style-name="Inspiration_7e_LT_7e_Gliederung_20_1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Liberation Sans" fo:font-size="12pt" fo:language="de" fo:country="DE" officeooo:paragraph-rsid="000f598f" style:font-size-asian="12pt" style:font-size-complex="12pt"/>
    </style:style>
    <style:style style:name="P9" style:family="paragraph" style:parent-style-name="Inspiration_7e_LT_7e_Gliederung_20_1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Liberation Sans" fo:font-size="12pt" fo:language="de" fo:country="DE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text-outline="false" style:text-line-through-style="none" style:text-line-through-type="none" fo:font-size="15pt" fo:language="de" fo:country="DE" fo:font-style="normal" fo:text-shadow="none" style:text-underline-style="none" fo:font-weight="normal" officeooo:rsid="001b8437" officeooo:paragraph-rsid="001b8437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text-outline="false" style:text-line-through-style="none" style:text-line-through-type="none" fo:font-size="15pt" fo:language="de" fo:country="DE" fo:font-style="normal" fo:text-shadow="none" style:text-underline-style="none" fo:font-weight="normal" officeooo:rsid="00190792" officeooo:paragraph-rsid="00190792" style:font-size-asian="13.1000003814697pt" style:font-style-asian="normal" style:font-weight-asian="normal" style:font-size-complex="15pt" style:font-style-complex="normal" style:font-weight-complex="normal"/>
    </style:style>
    <style:style style:name="P12" style:family="paragraph" style:parent-style-name="Inspiration_7e_LT_7e_Gliederung_20_1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Liberation Sans" fo:font-size="12pt" fo:language="de" fo:country="DE" style:font-size-asian="12pt" style:font-size-complex="12pt"/>
    </style:style>
    <style:style style:name="T1" style:family="text">
      <style:text-properties officeooo:rsid="000cbcbd"/>
    </style:style>
    <style:style style:name="T2" style:family="text">
      <style:text-properties style:font-name="Liberation Sans"/>
    </style:style>
    <style:style style:name="T3" style:family="text">
      <style:text-properties style:text-outline="false" style:text-line-through-style="none" style:text-line-through-type="none" fo:font-size="15pt" fo:font-style="normal" fo:text-shadow="none" style:text-underline-style="none" fo:font-weight="normal" officeooo:rsid="000cbcbd" style:font-size-asian="13.1000003814697pt" style:font-style-asian="normal" style:font-weight-asian="normal" style:font-size-complex="15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normal" officeooo:rsid="000cbcbd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cbcbd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006f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officeooo:rsid="001b8437"/>
    </style:style>
    <style:style style:name="T8" style:family="text">
      <style:text-properties officeooo:rsid="001c2f78"/>
    </style:style>
    <style:style style:name="T9" style:family="text">
      <style:text-properties officeooo:rsid="001f7e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e Räub<text:span text:style-name="T1">er - Friedrich von Schiller</text:span></text:p>
      <text:p text:style-name="P5"/>
      <text:p text:style-name="P1">Allgemeine Fakten:</text:p>
      <text:p text:style-name="P6"><text:span text:style-name="T3"><text:tab/></text:span><text:span text:style-name="T5">- </text:span><text:span text:style-name="T6">Erstes Drama von Schiller</text:span></text:p>
      <text:p text:style-name="P7"><text:span text:style-name="T4"><text:tab/></text:span><text:span text:style-name="T2">- Erscheinungsjahr: 1781 (anonym veröffentlicht)</text:span></text:p>
      <text:p text:style-name="P8"><text:tab/>- Uraufführung: 13. Januar 1782</text:p>
      <text:p text:style-name="P8"><text:tab/>- Ort Uraufführung: Nationaltheater Mannheim</text:p>
      <text:p text:style-name="P9"><text:tab/>- Erscheinungsjahr: 1781 (anonym veröffentlicht)</text:p>
      <text:p text:style-name="P9"><text:tab/>- Ort der Handlung: Teutschland (Deutschland,</text:p>
      <text:p text:style-name="P9"><text:tab/><text:tab/>→Franken,Sachsen, Böhmen)</text:p>
      <text:p text:style-name="P9"><text:tab/>- Zeit der Handlung: mitte 18. Jahrhundert</text:p>
      <text:p text:style-name="P9"><text:tab/>- Dauer der Handlung: ungefähr 2 Jahre</text:p>
      <text:p text:style-name="P9"/>
      <text:p text:style-name="P2">Figurenkonstellation:</text:p>
      <text:p text:style-name="P2"><draw:frame draw:style-name="fr1" draw:name="Bild1" text:anchor-type="paragraph" svg:x="0.291cm" svg:y="0.185cm" svg:width="17cm" svg:height="7.74cm" draw:z-index="0"><draw:image xlink:href="Pictures/1000020100000396000001A209761AB3524F91A0.png" xlink:type="simple" xlink:show="embed" xlink:actuate="onLoad"/></draw:frame></text:p>
      <text:p text:style-name="P2">Inhalt:</text:p>
      <text:p text:style-name="P3"><text:tab/>- Rivalität zweier Söhne (Karl und Franz) </text:p>
      <text:p text:style-name="P3"><text:tab/>- <text:span text:style-name="T7">Franz = ungeliebte jüngere Sohn</text:span></text:p>
      <text:p text:style-name="P10"><text:tab/>- Karl = ältere Sohn, Liebling des Vaters</text:p>
      <text:p text:style-name="P4"><text:tab/><text:span text:style-name="T7">- Franz will durch Intrige → Erbe und Macht des Vaters</text:span></text:p>
      <text:p text:style-name="P4"><text:tab/><text:span text:style-name="T8">- Vater erhält Brief von Karl (ausgetauscht)</text:span></text:p>
      <text:p text:style-name="P4"><text:tab/><text:span text:style-name="T9">- Vater verstößt + enterbt Karl</text:span></text:p>
      <text:p text:style-name="P4"><text:tab/><text:span text:style-name="T9">→ Karl schließt sich Räuberbande an</text:span></text:p>
      <text:p text:style-name="P4"><text:tab/><text:span text:style-name="T9">- Franz macht sich beliebt → Nachfolger für Erbe</text:span></text:p>
      <text:p text:style-name="P10"><text:s/><text:tab/>- Karl kehrt zurück zum Anwesen → erkennt falsches Spiel von Franz</text:p>
      <text:p text:style-name="P3"><text:tab/><text:span text:style-name="T9">- Franz entdeckt Karl → Flucht von Karl → entdeckt sein Vater <text:tab/>eingesperrt</text:span></text:p>
      <text:p text:style-name="P3"><text:tab/><text:span text:style-name="T9">- Angriff auf Schloss (Räuberbande)</text:span></text:p>
      <text:p text:style-name="P3"><text:tab/><text:span text:style-name="T9">- Franz begeht Selbstmord → Keine Strafe für Fran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13S</meta:editing-duration>
    <meta:editing-cycles>28</meta:editing-cycles>
    <meta:generator>LibreOffice/5.3.7.2$Windows_X86_64 LibreOffice_project/6b8ed514a9f8b44d37a1b96673cbbdd077e24059</meta:generator>
    <dc:date>2018-01-19T22:21:43.017000000</dc:date>
    <meta:document-statistic meta:table-count="0" meta:image-count="1" meta:object-count="0" meta:page-count="1" meta:paragraph-count="25" meta:word-count="156" meta:character-count="1005" meta:non-whitespace-character-count="849"/>
    <meta:user-defined meta:name="Info 1"/>
    <meta:user-defined meta:name="Info 2"/>
    <meta:user-defined meta:name="Info 3"/>
    <meta:user-defined meta:name="Info 4"/>
  </office:meta>
</office:document-meta>
</file>